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eb6e" officeooo:paragraph-rsid="0000eb6e"/>
    </style:style>
    <style:style style:name="P2" style:family="paragraph" style:parent-style-name="Standard" style:list-style-name="L2">
      <style:paragraph-properties fo:text-align="start" style:justify-single-word="false"/>
      <style:text-properties officeooo:rsid="0000eb6e" officeooo:paragraph-rsid="0000eb6e"/>
    </style:style>
    <style:style style:name="P3" style:family="paragraph" style:parent-style-name="Standard">
      <style:paragraph-properties fo:text-align="justify" style:justify-single-word="false"/>
      <style:text-properties officeooo:rsid="0000eb6e" officeooo:paragraph-rsid="0000eb6e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0eb6e" officeooo:paragraph-rsid="0000eb6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0eb6e" officeooo:paragraph-rsid="0000eb6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0eb6e" officeooo:paragraph-rsid="0000eb6e" style:font-size-asian="12.25pt" style:font-weight-asian="bold" style:font-size-complex="14pt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fo:font-weight="normal" officeooo:rsid="0000eb6e" officeooo:paragraph-rsid="0000eb6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0eb6e" officeooo:paragraph-rsid="0000eb6e" style:font-size-asian="12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fo:font-weight="normal" officeooo:rsid="0000eb6e" officeooo:paragraph-rsid="0000eb6e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fo:font-weight="normal" officeooo:rsid="0002f32d" officeooo:paragraph-rsid="0002f32d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fo:font-weight="normal" officeooo:rsid="0003b1d1" officeooo:paragraph-rsid="0003b1d1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06bcae" officeooo:paragraph-rsid="0006bca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04f977"/>
    </style:style>
    <style:style style:name="T3" style:family="text">
      <style:text-properties officeooo:rsid="0006bc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MAIN ASSUMPTIONS</text:p>
      <text:p text:style-name="P1"/>
      <text:p text:style-name="P5">Data4Help</text:p>
      <text:list xml:id="list376542573" text:style-name="L2">
        <text:list-item>
          <text:p text:style-name="P2">The identification (fiscal code, social security number) and the secondary data (attributes) given by the individual during the registration are correct.</text:p>
        </text:list-item>
        <text:list-item>
          <text:p text:style-name="P2">Individuals always have a device with ou<text:span text:style-name="T3">r</text:span> software installed so that he can always be monitored.</text:p>
        </text:list-item>
        <text:list-item>
          <text:p text:style-name="P2">The location of individuals is acquired using GPS technology.</text:p>
        </text:list-item>
        <text:list-item>
          <text:p text:style-name="P12">Devices use to monitor individuals always work and report the correct valuse.</text:p>
        </text:list-item>
      </text:list>
      <text:p text:style-name="P3"><text:span text:style-name="T1"/></text:p>
      <text:p text:style-name="P1"><text:span text:style-name="T1">AutomatedSOS</text:span></text:p>
      <text:list xml:id="list850593229" text:style-name="L4">
        <text:list-item>
          <text:p text:style-name="P10">All devices use<text:span text:style-name="T2">d</text:span> to monitor the health of the individual always work and report the correct values.</text:p>
        </text:list-item>
        <text:list-item>
          <text:p text:style-name="P10">The ambulance successfully reach the location of the individual.</text:p>
        </text:list-item>
        <text:list-item>
          <text:p text:style-name="P7"/>
        </text:list-item>
        <text:list-item>
          <text:p text:style-name="P7">d</text:p>
        </text:list-item>
        <text:list-item>
          <text:p text:style-name="P7">e</text:p>
        </text:list-item>
        <text:list-item>
          <text:p text:style-name="P7">f</text:p>
        </text:list-item>
      </text:list>
      <text:p text:style-name="P8"/>
      <text:p text:style-name="P6">Track4Run</text:p>
      <text:list xml:id="list3252436385" text:style-name="L5">
        <text:list-item>
          <text:p text:style-name="P11">The path defined by the organizer is actually exist</text:p>
        </text:list-item>
        <text:list-item>
          <text:p text:style-name="P11">If an athlete enroll to a run then he’s supposed to go to the run.</text:p>
        </text:list-item>
        <text:list-item>
          <text:p text:style-name="P11">All athletes have their tracking devices with them for the entire duration of the run.</text:p>
        </text:list-item>
        <text:list-item>
          <text:p text:style-name="P11">All athletes don’t go out of the path defined for the run.</text:p>
        </text:list-item>
        <text:list-item>
          <text:p text:style-name="P9">e</text:p>
        </text:list-item>
        <text:list-item>
          <text:p text:style-name="P9">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8-10-19T15:42:29.097000000</dc:date>
    <meta:editing-duration>PT18M39S</meta:editing-duration>
    <meta:editing-cycles>5</meta:editing-cycles>
    <meta:document-statistic meta:table-count="0" meta:image-count="0" meta:object-count="0" meta:page-count="1" meta:paragraph-count="20" meta:word-count="161" meta:character-count="896" meta:non-whitespace-character-count="770"/>
  </office:meta>
</office:document-meta>
</file>